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0.7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49cm" fo:break-before="auto" style:use-optimal-row-height="true"/>
    </style:style>
    <style:style style:name="ro3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fo:border-bottom="1.5pt solid #000000" fo:border-left="none" fo:border-right="none" fo:border-top="1.5pt solid #000000"/>
      <style:text-properties fo:font-size="22pt" style:font-size-asian="22pt" style:font-size-complex="22pt"/>
    </style:style>
    <style:style style:name="ce3" style:family="table-cell" style:parent-style-name="Default">
      <style:table-cell-properties fo:border-bottom="1.5pt solid #000000" fo:border-left="none" fo:border-right="none" fo:border-top="1.5pt solid #000000"/>
    </style:style>
    <style:style style:name="ce4" style:family="table-cell" style:parent-style-name="Default">
      <style:table-cell-properties fo:border-bottom="none" fo:border-left="1.5pt solid #000000" fo:border-right="1.5pt solid #000000" fo:border-top="non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8pt" fo:font-weight="normal" style:font-size-asian="8pt" style:font-size-complex="8pt" style:font-weight-asian="normal" style:font-weight-complex="normal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22pt" style:font-size-complex="2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6" table:default-cell-style-name="ce10"/>
        <table:table-column table:style-name="co3" table:default-cell-style-name="ce3"/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/>
          <table:table-cell table:style-name="ce4" table:number-columns-repeated="6"/>
          <table:table-cell table:style-name="ce1"/>
        </table:table-row>
        <table:table-row table:style-name="ro2">
          <table:table-cell table:style-name="ce2"/>
          <table:table-cell office:value-type="string" calcext:value-type="string">
            <text:p>Tsz1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sz1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sz1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sz1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sz1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sz1</text:p>
            <text:p><text:span text:style-name="T1">Tempertursensor</text:span></text:p>
            <text:p><text:span text:style-name="T2">DS18B20</text:span></text:p>
          </table:table-cell>
          <table:table-cell table:style-name="ce2"/>
        </table:table-row>
        <table:table-row table:style-name="ro2">
          <table:table-cell/>
          <table:table-cell office:value-type="string" calcext:value-type="string">
            <text:p><text:span text:style-name="T3">Tsz2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2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2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2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2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2</text:span>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3">Tsz3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3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3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3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3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3</text:span>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3">Tsz4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4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4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4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4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sz4</text:span>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fv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fv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fv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fv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fv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fv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fr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fr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fr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fr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fr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fr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<text:span text:style-name="T4">aussenE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aussenE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aussenE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aussenE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aussenE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aussenE</text:span>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<text:span text:style-name="T4">aussenU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aussenU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aussenU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aussenU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aussenU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aussenU</text:span>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<text:span text:style-name="T4">innenA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innenA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innenA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innenA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innenA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innenA</text:span>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<text:span text:style-name="T4">innenB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innenB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innenB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innenB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innenB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<text:span text:style-name="T4">innenB</text:span>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kr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kr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kr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kr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kr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kr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v1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bv1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bv1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bv1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bv1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bv1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3">Tbv2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bv2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bv2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bv2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bv2</text:span>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<text:span text:style-name="T3">Tbv2</text:span>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v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bv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bv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bv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bv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Tbv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3" table:number-rows-repeated="2">
          <table:table-cell/>
          <table:table-cell table:style-name="ce5" table:number-columns-repeated="6"/>
          <table:table-cell/>
        </table:table-row>
        <table:table-row table:style-name="ro1">
          <table:table-cell table:style-name="ce1"/>
          <table:table-cell table:style-name="ce4" table:number-columns-repeated="6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.00.0000</text:date>, <text:time style:data-style-name="N2" text:time-value="09:09:19.60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18:36:46.557000000</meta:creation-date>
    <dc:date>2024-08-25T09:44:49.928000000</dc:date>
    <meta:editing-duration>PT4H57M25S</meta:editing-duration>
    <meta:editing-cycles>3</meta:editing-cycles>
    <meta:generator>LibreOffice/24.2.5.2$Windows_X86_64 LibreOffice_project/bffef4ea93e59bebbeaf7f431bb02b1a39ee8a59</meta:generator>
    <meta:print-date>2024-08-25T09:44:46.532000000</meta:print-date>
    <meta:document-statistic meta:table-count="1" meta:cell-count="84" meta:object-count="0"/>
  </office:meta>
</office:document-meta>
</file>